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0.795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794cm" svg:y1="1.905cm" svg:x2="6.349cm" svg:y2="4.445cm">
          <text:p/>
        </draw:line>
        <draw:line draw:style-name="gr2" draw:text-style-name="P1" draw:layer="layout" svg:x1="10.796cm" svg:y1="1.905cm" svg:x2="14.605cm" svg:y2="3.81cm">
          <text:p/>
        </draw:line>
        <draw:line draw:style-name="gr2" draw:text-style-name="P1" draw:layer="layout" svg:x1="10.795cm" svg:y1="1.905cm" svg:x2="11.43cm" svg:y2="5.08cm">
          <text:p/>
        </draw:line>
        <draw:custom-shape draw:style-name="gr3" draw:text-style-name="P2" draw:layer="layout" svg:width="3.81cm" svg:height="1.27cm" svg:x="8.89cm" svg:y="1.2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81cm" svg:height="1.27cm" svg:x="9.525cm" svg:y="5.08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81cm" svg:height="1.27cm" svg:x="12.7cm" svg:y="3.81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81cm" svg:height="0.954cm" svg:x="13.07cm" svg:y="2.286cm">
          <draw:text-box>
            <text:p><text:span text:style-name="T1">color</text:span></text:p>
          </draw:text-box>
        </draw:frame>
        <draw:frame draw:style-name="gr5" draw:text-style-name="P3" draw:layer="layout" svg:width="1.95cm" svg:height="0.954cm" svg:x="9.29cm" svg:y="3.275cm">
          <draw:text-box>
            <text:p><text:span text:style-name="T1">shape</text:span></text:p>
          </draw:text-box>
        </draw:frame>
        <draw:frame draw:style-name="gr5" draw:text-style-name="P3" draw:layer="layout" svg:width="1.137cm" svg:height="0.954cm" svg:x="7.753cm" svg:y="2.221cm">
          <draw:text-box>
            <text:p><text:span text:style-name="T1">on</text:span></text:p>
          </draw:text-box>
        </draw:frame>
        <draw:line draw:style-name="gr2" draw:text-style-name="P1" draw:layer="layout" svg:x1="6.35cm" svg:y1="5.062cm" svg:x2="9.525cm" svg:y2="7.62cm">
          <text:p/>
        </draw:line>
        <draw:line draw:style-name="gr2" draw:text-style-name="P1" draw:layer="layout" svg:x1="6.349cm" svg:y1="5.062cm" svg:x2="4.445cm" svg:y2="8.255cm">
          <text:p/>
        </draw:line>
        <draw:custom-shape draw:style-name="gr3" draw:text-style-name="P2" draw:layer="layout" svg:width="3.81cm" svg:height="1.27cm" svg:x="4.444cm" svg:y="4.42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81cm" svg:height="1.27cm" svg:x="2.54cm" svg:y="8.255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81cm" svg:height="1.27cm" svg:x="7.62cm" svg:y="7.62cm"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81cm" svg:height="0.954cm" svg:x="6.45cm" svg:y="6.25cm">
          <draw:text-box>
            <text:p><text:span text:style-name="T1">color</text:span></text:p>
          </draw:text-box>
        </draw:frame>
        <draw:frame draw:style-name="gr6" draw:text-style-name="P3" draw:layer="layout" svg:width="1.95cm" svg:height="0.954cm" svg:x="3.375cm" svg:y="6.15cm">
          <draw:text-box>
            <text:p><text:span text:style-name="T1">shape</text:span></text:p>
          </draw:text-box>
        </draw:frame>
        <draw:frame draw:style-name="gr7" draw:layer="layout" svg:width="3.499cm" svg:height="0.962cm" svg:x="0.646cm" svg:y="0.9cm">
          <draw:text-box>
            <text:p>Goal State</text:p>
          </draw:text-box>
        </draw:frame>
        <draw:line draw:style-name="gr8" draw:text-style-name="P1" draw:layer="layout" svg:x1="2.24cm" svg:y1="1.87cm" svg:x2="3.81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9T15:34:50</meta:creation-date>
    <dc:date>2011-06-29T15:43:52</dc:date>
    <dc:creator>Bo Morgan</dc:creator>
    <meta:editing-duration>PT00H09M02S</meta:editing-duration>
    <meta:editing-cycles>1</meta:editing-cycles>
    <meta:document-statistic meta:object-count="19"/>
    <meta:generator>OpenOffice.org/3.2$Linux OpenOffice.org_project/320m19$Build-9505</meta:generator>
  </office:meta>
</office:document-meta>
</file>